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8"/>
    <style:style style:name="P4" style:family="paragraph" style:parent-style-name="Heading_20_1" style:list-style-name="L2">
      <style:paragraph-properties fo:text-align="start" style:justify-single-word="false"/>
    </style:style>
    <style:style style:name="P5" style:family="paragraph" style:parent-style-name="Heading_20_1" style:list-style-name="L4"/>
    <style:style style:name="P6" style:family="paragraph" style:parent-style-name="Heading_20_1" style:list-style-name="L5"/>
    <style:style style:name="P7" style:family="paragraph" style:parent-style-name="Heading_20_1" style:list-style-name="L6"/>
    <style:style style:name="P8" style:family="paragraph" style:parent-style-name="Heading_20_1" style:list-style-name="L7"/>
    <style:style style:name="P9" style:family="paragraph" style:parent-style-name="Title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urriculum Vitae</text:p>
      <text:list xml:id="list7725892752860765746" text:style-name="L2">
        <text:list-item>
          <text:p text:style-name="P4">General Information</text:p>
        </text:list-item>
      </text:list>
      <text:p text:style-name="P2"><text:tab/>First Name: Muhammad Shamsul</text:p>
      <text:p text:style-name="Standard"><text:tab/>Last Name: Maruf</text:p>
      <text:p text:style-name="Standard"><text:tab/>Contact Information: Kolobrzeska 34/ C339, Gdansk, Poland, 80-394</text:p>
      <text:p text:style-name="Standard"><text:tab/>Phone: +48 733 822 180</text:p>
      <text:p text:style-name="Standard"><text:tab/>Email: smaruf00ruet320@gmail.com, muhammad.shamsul.maruf@gmail.com, </text:p>
      <text:p text:style-name="Standard"><text:tab/>LinkedIn: https://www.linkedin.com/in/muhammad-shamsul-maruf-79905161</text:p>
      <text:p text:style-name="Standard"><text:tab/>GitHub: https://www.github.com/smaruf</text:p>
      <text:list xml:id="list3402559575598795036" text:style-name="L4">
        <text:list-item>
          <text:p text:style-name="P5">Education</text:p>
        </text:list-item>
      </text:list>
      <text:p text:style-name="Standard"><text:tab/>Bachelor of Science in Engineering | June 2000 – January 2005 | 3.21/4</text:p>
      <text:p text:style-name="Standard"><text:tab/>Computer Science &amp; Engineering, Rajshahi University of Engineering &amp; Technology <text:tab/>(RUET), Bangladesh</text:p>
      <text:list xml:id="list5398111555236178242" text:style-name="L5">
        <text:list-item>
          <text:p text:style-name="P6">Languages</text:p>
        </text:list-item>
      </text:list>
      <text:p text:style-name="Standard"><text:tab/>English: Upper-Intermediate or B2 (Everyday and Professional Use)</text:p>
      <text:list xml:id="list1669105353603518721" text:style-name="L6">
        <text:list-item>
          <text:p text:style-name="P7">Professional Summary</text:p>
        </text:list-item>
      </text:list>
      <text:list xml:id="list3047192549068399936" text:style-name="L1">
        <text:list-header>
          <text:p text:style-name="P1">- Senior Software Engineer with over 15 years of experience in back-end development, R&amp;D, and solution architecture.<text:line-break/>- Adept in Java, Spring, Python, Go, NodeJS and Cloud-native tools like AWS lambda, S3, EC3, RDS and NoSQL, Kafka, Redis.<text:line-break/>- Experienced in secure, government, banking, and healthcare applications.<text:line-break/>- Solid background in software for Biometric ID systems, e-money platforms, idea management tools, and federal-compliant SaaS solutions.<text:line-break/>- Skilled in containerization, CI/CD, and DevOps tools with strong analytical and communication skills.</text:p>
          <text:p text:style-name="P1"/>
        </text:list-header>
      </text:list>
      <text:p text:style-name="Standard"/>
      <text:list xml:id="list6544612885577578570" text:style-name="Outline">
        <text:list-item>
          <text:p text:style-name="Heading_20_1"><text:soft-page-break/>Work Experience</text:p>
        </text:list-item>
      </text:list>
      <text:p text:style-name="Standard"><text:span text:style-name="T2"><text:tab/>EPAM Systems Sp. z o.o, Gdańsk, Poland</text:span></text:p>
      <text:p text:style-name="Standard"><text:tab/>Senior Software Engineer | March 2023 – March 2025</text:p>
      <text:p text:style-name="Standard"><text:tab/>- <text:span text:style-name="T3">Cigna Healthcare (USA):</text:span> Developed backend APIs with Java 17, Spring Boot, and <text:tab/>AWS services. Created AWS Lambda functions in Python. Extended Angular-based <text:tab/>front-end. Created dashboards with Splunk.</text:p>
      <text:p text:style-name="Standard"><text:tab/>- <text:span text:style-name="T3">Vanguard Property Management (USA):</text:span> Refactored back-end into RESTful APIs. <text:tab/>Set up CI/CD pipelines. Built monitoring dashboards in Splunk.</text:p>
      <text:p text:style-name="Standard"><text:tab/>- Tech Stack: Java 17, Spring Boot, Angular, AWS Lambda, DynamoDB, Open-search, <text:tab/>Python, Docker, Jenkins, GitHub, Splunk, AWS Cloud-Watch, RDS, AWS API Gateway <text:tab/>and Terraform</text:p>
      <text:p text:style-name="Standard"><text:span text:style-name="T2"><text:tab/>TigerIT Bangladesh Ltd. Dhaka, Bangladesh.</text:span></text:p>
      <text:p text:style-name="Standard"><text:tab/>Senior Software Engineer | June 2021 – February 2023</text:p>
      <text:p text:style-name="Standard"><text:tab/>- Conducted R&amp;D and development using Java, Spring boot, Python, Groovy, Go, and <text:tab/>jQuery.</text:p>
      <text:p text:style-name="Standard"><text:tab/>- Worked on NID, vehicle tracking, passport, and secure communication projects.</text:p>
      <text:p text:style-name="Standard"><text:tab/>- Tech Stack: Java, Kafka, Oracle, PostgreSQL, Redis, Python, Go, Weblogic, gRPC and <text:tab/>SOAP</text:p>
      <text:p text:style-name="Standard"><text:span text:style-name="T2"><text:tab/>Kona Software Lab Ltd. Dhaka, Bangladesh.</text:span></text:p>
      <text:p text:style-name="Standard"><text:tab/>Senior Software Engineer L-2 | August 2019 – June 2021</text:p>
      <text:p text:style-name="Standard"><text:tab/>- Developed banking and e-money systems, VISA spec card integration.</text:p>
      <text:p text:style-name="Standard"><text:tab/>- Supported NAGAD, NEXUS Pay. Worked on lottery software for Korea and Laos.</text:p>
      <text:p text:style-name="Standard"><text:tab/>- <text:s/>Tech Stack: Angular, NodeJS, React, JavaScript, TypeScript, Java, Spring Boot, <text:tab/>Kafka, Oracle, Redis, Jenkins, Spring Cloud API Gateway, Spring Zuul API GW</text:p>
      <text:p text:style-name="Standard"><text:span text:style-name="T2"><text:tab/>IdeaScale Ltd, Dhaka, Bangladesh.</text:span></text:p>
      <text:p text:style-name="Standard"><text:tab/>Senior Software Engineer | December 2015 – August 2019</text:p>
      <text:p text:style-name="Standard"><text:tab/>- Developed idea management platforms used by DARPA, NASA, US Navy.</text:p>
      <text:list xml:id="list6275645472970417457" text:style-name="L8">
        <text:list-item>
          <text:list>
            <text:list-item>
              <text:p text:style-name="P3">Tech: Java, Spring, jQuery, MySQL, Elasticsearch, Docker, TeamCity CI/CD, nginx API GW.</text:p>
              <text:p text:style-name="P3"/>
            </text:list-item>
          </text:list>
        </text:list-item>
      </text:list>
      <text:p text:style-name="Standard"><text:soft-page-break/><text:span text:style-name="T2"><text:tab/>Therap Services, LLC (Therap BD Ltd), Dhaka, Bangladesh </text:span></text:p>
      <text:p text:style-name="Standard"><text:tab/>Senior Software Engineer | January 2008 – December 2015</text:p>
      <text:p text:style-name="Standard"><text:tab/>- Developed web apps for disability support services and clinical data management.</text:p>
      <text:p text:style-name="Standard"><text:tab/>- Ensured HIPAA compliance. Stack: Spring MVC, J2EE.</text:p>
      <text:p text:style-name="Standard"><text:tab/>- Tech Stack: Java, Oracle DB, MySQL, Groovy on Grails, Python, Spring, RDS, Android</text:p>
      <text:p text:style-name="Standard"><text:span text:style-name="T2"><text:tab/>IICT, BUET, Dhaka, Bangladesh</text:span></text:p>
      <text:p text:style-name="Standard"><text:tab/>Programmer | August 2006 – July 2007</text:p>
      <text:p text:style-name="Standard"><text:tab/>- Applications development in Java, C#, Visual Basic for BUET, DESCO, Bakhrabaad <text:tab/>Gas.</text:p>
      <text:p text:style-name="Standard"><text:tab/>-Tech Stack: .Net, C#, Oracle DB, MySQL, MS-SQL, Visual Basic, Java, Java Swing</text:p>
      <text:list xml:id="list8398329173917939890" text:style-name="L7">
        <text:list-item>
          <text:p text:style-name="P8">Skills</text:p>
        </text:list-item>
      </text:list>
      <text:p text:style-name="Standard"><text:tab/><text:span text:style-name="T1">Core Technologies</text:span>: Java, Python, Go, Groovy, JavaScript, TypeScript, SQL/PL</text:p>
      <text:p text:style-name="Standard"><text:tab/><text:span text:style-name="T1">Frameworks:</text:span> Spring, Spring Boot, Hibernate, NodeJS, Eco, Flask</text:p>
      <text:p text:style-name="Standard"><text:tab/><text:span text:style-name="T1">Cloud &amp; DevOps:</text:span> AWS, Docker, Jenkins, TeamCity, AWS API GW, Spring Cloud API <text:tab/>GW</text:p>
      <text:p text:style-name="Standard"><text:tab/><text:span text:style-name="T1">Databases</text:span>: MySQL, Oracle DB, <text:s/>PostgreSQL, Elasticsearch, DynamoDB, RDS and <text:tab/>NoSQL DB</text:p>
      <text:p text:style-name="Standard"><text:tab/><text:span text:style-name="T1">Testing:</text:span> JUnit, Cucumber, Jmeter, Sunfire </text:p>
      <text:p text:style-name="Standard"><text:tab/><text:span text:style-name="T1">Tools</text:span>: Webpack, Babel, Splunk, Kibana, Prometheous, Grafana, Maven, Gradle</text:p>
      <text:p text:style-name="Standard"><text:tab/><text:span text:style-name="T1">Frontend</text:span>: JavaSrcipt, jQuery, NodeJS, HTML, CSS, ChartJ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Standard" style:default-outline-level="" style:list-style-name="" style:class="list">
      <style:paragraph-properties fo:margin-left="0.25in" fo:margin-right="0in" fo:text-indent="-0.25in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335in" fo:margin-bottom="0in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in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in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in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39in" fo:margin-bottom="0in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39in" fo:margin-bottom="0in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39in" fo:margin-bottom="0in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line-height="100%" fo:text-align="start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libri" fo:font-size="26pt" fo:letter-spacing="0.0035in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102in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in" fo:margin-bottom="0.0835in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in" fo:margin-bottom="0.0835in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0.75in" fo:margin-right="0in" fo:margin-top="0in" fo:margin-bottom="0.0835in" fo:text-indent="-0.25in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25in" fo:margin-right="0in" fo:margin-top="0in" fo:margin-bottom="0.0835in" fo:text-indent="0in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0.75in" fo:margin-right="0in" fo:margin-top="0in" fo:margin-bottom="0.0835in" fo:text-indent="0in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0.65in" fo:margin-right="0.65in" fo:margin-top="0.139in" fo:margin-bottom="0.1945in" fo:text-indent="0in" style:auto-text-indent="false" fo:padding-left="0in" fo:padding-right="0in" fo:padding-top="0in" fo:padding-bottom="0.0555in" fo:border-left="none" fo:border-right="none" fo:border-top="none" fo:border-bottom="0.0071in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35in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102in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dc:creator>Muhammad Shamsul Maruf</dc:creator>
    <meta:editing-cycles>16</meta:editing-cycles>
    <meta:creation-date>2025-04-07T13:56:00</meta:creation-date>
    <dc:date>2025-05-06T11:40:19.85</dc:date>
    <meta:editing-duration>PT30M10S</meta:editing-duration>
    <meta:generator>OpenOffice/4.1.15$Win32 OpenOffice.org_project/4115m2$Build-9813</meta:generator>
    <meta:document-statistic meta:table-count="0" meta:image-count="0" meta:object-count="0" meta:page-count="3" meta:paragraph-count="53" meta:word-count="548" meta:character-count="38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